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co18" style:family="table-column">
      <style:table-column-properties fo:break-before="auto" style:column-width="6.2772in"/>
    </style:style>
    <style:style style:name="co19" style:family="table-column">
      <style:table-column-properties fo:break-before="auto" style:column-width="1.6547in"/>
    </style:style>
    <style:style style:name="co20" style:family="table-column">
      <style:table-column-properties fo:break-before="auto" style:column-width="2.2398in"/>
    </style:style>
    <style:style style:name="co21" style:family="table-column">
      <style:table-column-properties fo:break-before="auto" style:column-width="1.02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0" style:family="table-cell" style:parent-style-name="Default"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36"/>
    <style:style style:name="ce22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3" style:family="table-cell" style:parent-style-name="Default" style:data-style-name="N0"/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6" style:family="table-cell" style:parent-style-name="Default" style:data-style-name="N49">
      <style:text-properties fo:font-size="12pt" style:font-size-asian="12pt" style:font-size-complex="12pt"/>
    </style:style>
    <style:style style:name="ce28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12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2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12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12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12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047" calcext:value-type="float">
            <text:p>4047</text:p>
          </table:table-cell>
          <table:table-cell office:value-type="float" office:value="-485" calcext:value-type="float">
            <text:p>-485</text:p>
          </table:table-cell>
          <table:table-cell office:value-type="float" office:value="-3500" calcext:value-type="float">
            <text:p>-3500</text:p>
          </table:table-cell>
          <table:table-cell table:formula="of:=SUM([.B10:.D10])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7503" calcext:value-type="float">
            <text:p>7503</text:p>
          </table:table-cell>
          <table:table-cell office:value-type="float" office:value="-13682" calcext:value-type="float">
            <text:p>-13682</text:p>
          </table:table-cell>
          <table:table-cell/>
          <table:table-cell table:formula="of:=SUM([.B11:.D11])" office:value-type="float" office:value="-6179" calcext:value-type="float">
            <text:p>-61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11])" office:value-type="float" office:value="-7300" calcext:value-type="float">
            <text:p>-7300</text:p>
          </table:table-cell>
          <table:table-cell table:formula="of:=SUM([.E2:.E11])" office:value-type="float" office:value="-6087" calcext:value-type="float">
            <text:p>-6087</text:p>
          </table:table-cell>
          <table:table-cell table:formula="of:=SUM([.F2:.F11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20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20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20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20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20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2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3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0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21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21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/>
          <table:table-cell office:value-type="string" calcext:value-type="string">
            <text:p>funding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3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"/>
        <table:table-column table:style-name="co15" table:default-cell-style-name="ce26"/>
        <table:table-column table:style-name="co16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expens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28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3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28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2-01" calcext:value-type="date">
            <text:p>2024-12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1-25" calcext:value-type="date">
            <text:p>2024-11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51.79" calcext:value-type="float">
            <text:p>51.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63.36" calcext:value-type="float">
            <text:p>63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61.54" calcext:value-type="float">
            <text:p>61.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88.96" calcext:value-type="float">
            <text:p>8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03.86" calcext:value-type="float">
            <text:p>103.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26" calcext:value-type="date">
            <text:p>2024-05-26</text:p>
          </table:table-cell>
          <table:table-cell office:value-type="float" office:value="77.25" calcext:value-type="float">
            <text:p>7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54.65" calcext:value-type="float">
            <text:p>54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52.72" calcext:value-type="float">
            <text:p>5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50.02" calcext:value-type="float">
            <text:p>50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50.07" calcext:value-type="float">
            <text:p>50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08" calcext:value-type="date">
            <text:p>2024-09-08</text:p>
          </table:table-cell>
          <table:table-cell office:value-type="float" office:value="96.25" calcext:value-type="float">
            <text:p>96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50.15" calcext:value-type="float">
            <text:p>5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05" calcext:value-type="date">
            <text:p>2024-10-05</text:p>
          </table:table-cell>
          <table:table-cell office:value-type="float" office:value="50.63" calcext:value-type="float">
            <text:p>50.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20" calcext:value-type="date">
            <text:p>2024-10-20</text:p>
          </table:table-cell>
          <table:table-cell office:value-type="float" office:value="50.14" calcext:value-type="float">
            <text:p>50.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1-10" calcext:value-type="date">
            <text:p>2024-11-10</text:p>
          </table:table-cell>
          <table:table-cell office:value-type="float" office:value="50.24" calcext:value-type="float">
            <text:p>50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50.5" calcext:value-type="float">
            <text:p>50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1-02" calcext:value-type="date">
            <text:p>2024-11-02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2-02" calcext:value-type="date">
            <text:p>2024-12-02</text:p>
          </table:table-cell>
          <table:table-cell office:value-type="float" office:value="0.11" calcext:value-type="float">
            <text:p>0.11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7:.C41])" office:value-type="float" office:value="1389.55" calcext:value-type="float">
            <text:p>1389.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epap 5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tool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atas</text:p>
          </table:table-cell>
          <table:table-cell office:value-type="date" office:date-value="2024-10-26" calcext:value-type="date">
            <text:p>2024-10-26</text:p>
          </table:table-cell>
          <table:table-cell office:value-type="float" office:value="65.68" calcext:value-type="float">
            <text:p>65.68</text:p>
          </table:table-cell>
          <table:table-cell/>
          <table:table-cell office:value-type="string" calcext:value-type="string">
            <text:p>epap 2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 bush – payphones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epap 2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SUM([.C44:.C61])" office:value-type="float" office:value="2180.4" calcext:value-type="float">
            <text:p>2180.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staple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2.18" calcext:value-type="float">
            <text:p>2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4-11-16" calcext:value-type="date">
            <text:p>2024-11-16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64:.C70])" office:value-type="float" office:value="444.76" calcext:value-type="float">
            <text:p>444.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hecks</text:p>
          </table:table-cell>
          <table:table-cell office:value-type="date" office:date-value="2024-08-14" calcext:value-type="date">
            <text:p>2024-08-14</text:p>
          </table:table-cell>
          <table:table-cell office:value-type="float" office:value="17.7" calcext:value-type="float">
            <text:p>17.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3" table:formula="of:=SUM([.C3:.C77])" office:value-type="float" office:value="4047.41" calcext:value-type="float">
            <text:p>4047.41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-17.56" calcext:value-type="float">
            <text:p>-17.56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82:.C86])" office:value-type="float" office:value="-485.28" calcext:value-type="float">
            <text:p>-485.2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8];[.C87])" office:value-type="float" office:value="3562.13" calcext:value-type="float">
            <text:p>3562.13</text:p>
          </table:table-cell>
          <table:table-cell table:number-columns-repeated="6"/>
        </table:table-row>
        <table:table-row table:style-name="ro2" table:number-rows-repeated="104847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5" table:style-name="ta1">
        <table:table-column table:style-name="co18" table:default-cell-style-name="Default"/>
        <table:table-column table:style-name="co1" table:default-cell-style-name="ce28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</table:table-row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treet roots for old town crier</text:p>
          </table:table-cell>
          <table:table-cell table:style-name="Default" office:value-type="string" calcext:value-type="string">
            <text:p>2025-07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string" calcext:value-type="string">
            <text:p>racc pap</text:p>
          </table:table-cell>
          <table:table-cell office:value-type="string" calcext:value-type="string">
            <text:p>paid direcly from ptp to s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old town crier audio</text:p>
          </table:table-cell>
          <table:table-cell office:value-type="string" calcext:value-type="string">
            <text:p>2025-12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rl Anderson old town crier implementation</text:p>
          </table:table-cell>
          <table:table-cell table:style-name="Default" office:value-type="string" calcext:value-type="string">
            <text:p>2025-1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rl Anderson old town crier admin</text:p>
          </table:table-cell>
          <table:table-cell table:style-name="Default" office:value-type="string" calcext:value-type="string">
            <text:p>2025-12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1-01" calcext:value-type="date">
            <text:p>2025-01-01</text:p>
          </table:table-cell>
          <table:table-cell office:value-type="float" office:value="20.42" calcext:value-type="float">
            <text:p>20.42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01" calcext:value-type="date">
            <text:p>2025-02-01</text:p>
          </table:table-cell>
          <table:table-cell office:value-type="float" office:value="20.42" calcext:value-type="float">
            <text:p>20.42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3.64" calcext:value-type="float">
            <text:p>13.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4-01" calcext:value-type="date">
            <text:p>2025-04-01</text:p>
          </table:table-cell>
          <table:table-cell office:value-type="float" office:value="16.09" calcext:value-type="float">
            <text:p>16.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8.39" calcext:value-type="float">
            <text:p>18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18.39" calcext:value-type="float">
            <text:p>18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1.91" calcext:value-type="float">
            <text:p>11.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7.39" calcext:value-type="float">
            <text:p>7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9-01" calcext:value-type="date">
            <text:p>2025-09-01</text:p>
          </table:table-cell>
          <table:table-cell office:value-type="float" office:value="7.39" calcext:value-type="float">
            <text:p>7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10-01" calcext:value-type="date">
            <text:p>2025-10-01</text:p>
          </table:table-cell>
          <table:table-cell office:value-type="float" office:value="7.24" calcext:value-type="float">
            <text:p>7.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11-01" calcext:value-type="date">
            <text:p>2025-11-01</text:p>
          </table:table-cell>
          <table:table-cell office:value-type="float" office:value="7.23" calcext:value-type="float">
            <text:p>7.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12-01" calcext:value-type="date">
            <text:p>2025-12-01</text:p>
          </table:table-cell>
          <table:table-cell office:value-type="float" office:value="7.23" calcext:value-type="float">
            <text:p>7.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1-02" calcext:value-type="date">
            <text:p>2025-01-02</text:p>
          </table:table-cell>
          <table:table-cell office:value-type="float" office:value="0.12" calcext:value-type="float">
            <text:p>0.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2-02" calcext:value-type="date">
            <text:p>2025-02-02</text:p>
          </table:table-cell>
          <table:table-cell office:value-type="float" office:value="0.13" calcext:value-type="float">
            <text:p>0.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3-01" calcext:value-type="date">
            <text:p>2025-03-01</text:p>
          </table:table-cell>
          <table:table-cell office:value-type="float" office:value="0.14" calcext:value-type="float">
            <text:p>0.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4-02" calcext:value-type="date">
            <text:p>2025-04-02</text:p>
          </table:table-cell>
          <table:table-cell office:value-type="float" office:value="0.24" calcext:value-type="float">
            <text:p>0.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5-03" calcext:value-type="date">
            <text:p>2025-05-03</text:p>
          </table:table-cell>
          <table:table-cell office:value-type="float" office:value="0.18" calcext:value-type="float">
            <text:p>0.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0.32" calcext:value-type="float">
            <text:p>0.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0.36" calcext:value-type="float">
            <text:p>0.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9-01" calcext:value-type="date">
            <text:p>2025-09-01</text:p>
          </table:table-cell>
          <table:table-cell office:value-type="float" office:value="0.41" calcext:value-type="float">
            <text:p>0.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10-01" calcext:value-type="date">
            <text:p>2025-10-01</text:p>
          </table:table-cell>
          <table:table-cell office:value-type="float" office:value="0.81" calcext:value-type="float">
            <text:p>0.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11-01" calcext:value-type="date">
            <text:p>2025-11-01</text:p>
          </table:table-cell>
          <table:table-cell office:value-type="float" office:value="0.85" calcext:value-type="float">
            <text:p>0.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12-01" calcext:value-type="date">
            <text:p>2025-12-01</text:p>
          </table:table-cell>
          <table:table-cell office:value-type="float" office:value="0.84" calcext:value-type="float">
            <text:p>0.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1-08" calcext:value-type="date">
            <text:p>2025-01-0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4-15" calcext:value-type="date">
            <text:p>2025-04-1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prc</text:p>
          </table:table-cell>
          <table:table-cell office:value-type="date" office:date-value="2025-03-31" calcext:value-type="date">
            <text:p>2025-03-31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enai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1-21" calcext:value-type="date">
            <text:p>2025-01-21</text:p>
          </table:table-cell>
          <table:table-cell office:value-type="float" office:value="50.53" calcext:value-type="float">
            <text:p>50.53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2-13" calcext:value-type="date">
            <text:p>2025-02-13</text:p>
          </table:table-cell>
          <table:table-cell office:value-type="float" office:value="51.02" calcext:value-type="float">
            <text:p>51.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08" calcext:value-type="date">
            <text:p>2025-03-08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0.04" calcext:value-type="float">
            <text:p>50.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4-11" calcext:value-type="date">
            <text:p>2025-04-11</text:p>
          </table:table-cell>
          <table:table-cell office:value-type="float" office:value="50.37" calcext:value-type="float">
            <text:p>50.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14" calcext:value-type="date">
            <text:p>2025-05-14</text:p>
          </table:table-cell>
          <table:table-cell office:value-type="float" office:value="50.01" calcext:value-type="float">
            <text:p>50.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23" calcext:value-type="date">
            <text:p>2025-05-23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 june</text:p>
          </table:table-cell>
          <table:table-cell office:value-type="date" office:date-value="2025-06-26" calcext:value-type="date">
            <text:p>2025-06-26</text:p>
          </table:table-cell>
          <table:table-cell office:value-type="float" office:value="151.43" calcext:value-type="float">
            <text:p>151.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 july</text:p>
          </table:table-cell>
          <table:table-cell office:value-type="date" office:date-value="2025-07-29" calcext:value-type="date">
            <text:p>2025-07-29</text:p>
          </table:table-cell>
          <table:table-cell office:value-type="float" office:value="150.81" calcext:value-type="float">
            <text:p>150.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 aug</text:p>
          </table:table-cell>
          <table:table-cell office:value-type="date" office:date-value="2025-08-28" calcext:value-type="date">
            <text:p>2025-08-28</text:p>
          </table:table-cell>
          <table:table-cell office:value-type="float" office:value="200.21" calcext:value-type="float">
            <text:p>200.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 sep</text:p>
          </table:table-cell>
          <table:table-cell office:value-type="date" office:date-value="2025-09-23" calcext:value-type="date">
            <text:p>2025-09-23</text:p>
          </table:table-cell>
          <table:table-cell office:value-type="float" office:value="201.04" calcext:value-type="float">
            <text:p>201.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 oct</text:p>
          </table:table-cell>
          <table:table-cell office:value-type="date" office:date-value="2025-10-24" calcext:value-type="date">
            <text:p>2025-10-24</text:p>
          </table:table-cell>
          <table:table-cell office:value-type="float" office:value="200.46" calcext:value-type="float">
            <text:p>200.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 nov</text:p>
          </table:table-cell>
          <table:table-cell office:value-type="date" office:date-value="2025-11-28" calcext:value-type="date">
            <text:p>2025-11-28</text:p>
          </table:table-cell>
          <table:table-cell office:value-type="float" office:value="200.06" calcext:value-type="float">
            <text:p>200.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o dec</text:p>
          </table:table-cell>
          <table:table-cell office:value-type="date" office:date-value="2025-12-31" calcext:value-type="date">
            <text:p>2025-12-31</text:p>
          </table:table-cell>
          <table:table-cell office:value-type="float" office:value="150.91" calcext:value-type="float">
            <text:p>150.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.27" calcext:value-type="float">
            <text:p>1.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0.93" calcext:value-type="float">
            <text:p>0.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6.19" calcext:value-type="float">
            <text:p>16.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5-07-26" calcext:value-type="date">
            <text:p>2025-07-2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/>
          <table:table-cell table:formula="of:=SUM([.C11:.C57])" office:value-type="float" office:value="2030.72" calcext:value-type="float">
            <text:p>2030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praypaint</text:p>
          </table:table-cell>
          <table:table-cell office:value-type="date" office:date-value="2025-04-16" calcext:value-type="date">
            <text:p>2025-04-16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5" calcext:value-type="date">
            <text:p>2025-04-2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1.95" calcext:value-type="float">
            <text:p>51.95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8" calcext:value-type="date">
            <text:p>2025-04-28</text:p>
          </table:table-cell>
          <table:table-cell office:value-type="float" office:value="19.94" calcext:value-type="float">
            <text:p>19.94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2" calcext:value-type="date">
            <text:p>2025-05-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– concrete</text:p>
          </table:table-cell>
          <table:table-cell office:value-type="date" office:date-value="2025-05-17" calcext:value-type="date">
            <text:p>2025-05-17</text:p>
          </table:table-cell>
          <table:table-cell office:value-type="float" office:value="41.94" calcext:value-type="float">
            <text:p>41.94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103.23" calcext:value-type="float">
            <text:p>103.23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179.97" calcext:value-type="float">
            <text:p>179.97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l – handsets</text:p>
          </table:table-cell>
          <table:table-cell office:value-type="date" office:date-value="2025-05-22" calcext:value-type="date">
            <text:p>2025-05-22</text:p>
          </table:table-cell>
          <table:table-cell office:value-type="float" office:value="336.11" calcext:value-type="float">
            <text:p>336.11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dset</text:p>
          </table:table-cell>
          <table:table-cell office:value-type="date" office:date-value="2025-05-21" calcext:value-type="date">
            <text:p>2025-05-21</text:p>
          </table:table-cell>
          <table:table-cell office:value-type="float" office:value="29.29" calcext:value-type="float">
            <text:p>29.29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stream ht801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322.5" calcext:value-type="float">
            <text:p>322.5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stream ht802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83.9" calcext:value-type="float">
            <text:p>83.9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6-10" calcext:value-type="date">
            <text:p>2025-06-10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grandstream ht801s</text:p>
          </table:table-cell>
          <table:table-cell office:value-type="date" office:date-value="2025-06-29" calcext:value-type="date">
            <text:p>2025-06-29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09-19" calcext:value-type="date">
            <text:p>2025-09-19</text:p>
          </table:table-cell>
          <table:table-cell office:value-type="float" office:value="11.09" calcext:value-type="float">
            <text:p>11.09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09-19" calcext:value-type="date">
            <text:p>2025-09-19</text:p>
          </table:table-cell>
          <table:table-cell office:value-type="float" office:value="9.95" calcext:value-type="float">
            <text:p>9.95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19.32" calcext:value-type="float">
            <text:p>19.32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14.25" calcext:value-type="float">
            <text:p>14.25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29.25" calcext:value-type="float">
            <text:p>29.25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96.92" calcext:value-type="float">
            <text:p>96.92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60:.C81])" office:value-type="float" office:value="1859.7" calcext:value-type="float">
            <text:p>1859.7</text:p>
          </table:table-cell>
          <table:table-cell/>
          <table:table-cell table:formula="of:=SUM(#REF!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patreon income charge</text:p>
          </table:table-cell>
          <table:table-cell office:value-type="date" office:date-value="2025-01-09" calcext:value-type="date">
            <text:p>2025-01-09</text:p>
          </table:table-cell>
          <table:table-cell office:value-type="float" office:value="139.85" calcext:value-type="float">
            <text:p>139.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cc pap income charge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ap income charge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85.25" calcext:value-type="float">
            <text:p>85.25</text:p>
          </table:table-cell>
          <table:table-cell/>
          <table:table-cell office:value-type="string" calcext:value-type="string">
            <text:p>e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grant income charge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cc income charge</text:p>
          </table:table-cell>
          <table:table-cell table:style-name="Default" office:value-type="string" calcext:value-type="string">
            <text:p>2025-0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cc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 uplift 2025 income charge</text:p>
          </table:table-cell>
          <table:table-cell office:value-type="date" office:date-value="2025-04-24" calcext:value-type="date">
            <text:p>2025-04-24</text:p>
          </table:table-cell>
          <table:table-cell office:value-type="float" office:value="72.7" calcext:value-type="float">
            <text:p>72.7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outreach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usps shipping to detroit</text:p>
          </table:table-cell>
          <table:table-cell office:value-type="date" office:date-value="2025-04-20" calcext:value-type="date">
            <text:p>2025-04-20</text:p>
          </table:table-cell>
          <table:table-cell office:value-type="float" office:value="10.65" calcext:value-type="float">
            <text:p>10.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ps zine shipping</text:p>
          </table:table-cell>
          <table:table-cell office:value-type="date" office:date-value="2025-07-07" calcext:value-type="date">
            <text:p>2025-07-07</text:p>
          </table:table-cell>
          <table:table-cell office:value-type="float" office:value="88.5" calcext:value-type="float">
            <text:p>88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uteman press</text:p>
          </table:table-cell>
          <table:table-cell office:value-type="date" office:date-value="2025-06-04" calcext:value-type="date">
            <text:p>2025-06-04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ps po box</text:p>
          </table:table-cell>
          <table:table-cell office:value-type="date" office:date-value="2025-11-15" calcext:value-type="date">
            <text:p>2025-11-15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5])" office:value-type="float" office:value="7503.37" calcext:value-type="float">
            <text:p>7503.37</text:p>
          </table:table-cell>
          <table:table-cell table:number-columns-repeated="5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25-01-09" calcext:value-type="date">
            <text:p>2025-01-09</text:p>
          </table:table-cell>
          <table:table-cell office:value-type="float" office:value="-2797.08" calcext:value-type="float">
            <text:p>-2797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-26" calcext:value-type="float">
            <text:p>-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 Uplift 2025</text:p>
          </table:table-cell>
          <table:table-cell office:value-type="date" office:date-value="2025-05-27" calcext:value-type="date">
            <text:p>2025-05-27</text:p>
          </table:table-cell>
          <table:table-cell office:value-type="float" office:value="-1454" calcext:value-type="float">
            <text:p>-1454</text:p>
          </table:table-cell>
          <table:table-cell/>
          <table:table-cell office:value-type="string" calcext:value-type="string">
            <text:p>se uplift 2025</text:p>
          </table:table-cell>
          <table:table-cell office:value-type="string" calcext:value-type="string">
            <text:p>still held by ptp 2025-12-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cc pap</text:p>
          </table:table-cell>
          <table:table-cell table:style-name="Default"/>
          <table:table-cell table:number-columns-repeated="2"/>
          <table:table-cell office:value-type="string" calcext:value-type="string">
            <text:p>(total of $500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 paid to Street Roots</text:p>
          </table:table-cell>
          <table:table-cell table:style-name="Default" office:value-type="string" calcext:value-type="string">
            <text:p>2025-08</text:p>
          </table:table-cell>
          <table:table-cell office:value-type="float" office:value="-1350" calcext:value-type="float">
            <text:p>-1350</text:p>
          </table:table-cell>
          <table:table-cell/>
          <table:table-cell office:value-type="string" calcext:value-type="string">
            <text:p>racc pap</text:p>
          </table:table-cell>
          <table:table-cell office:value-type="string" calcext:value-type="string">
            <text:p>paid directly from ptp to sr 2025-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paid to Futel</text:p>
          </table:table-cell>
          <table:table-cell office:value-type="date" office:date-value="2025-04-24" calcext:value-type="date">
            <text:p>2025-04-24</text:p>
          </table:table-cell>
          <table:table-cell office:value-type="float" office:value="-3650" calcext:value-type="float">
            <text:p>-3650</text:p>
          </table:table-cell>
          <table:table-cell/>
          <table:table-cell office:value-type="string" calcext:value-type="string">
            <text:p>racc pap</text:p>
          </table:table-cell>
          <table:table-cell office:value-type="string" calcext:value-type="string">
            <text:p>still held by ptp 2025-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-1705" calcext:value-type="float">
            <text:p>-1705</text:p>
          </table:table-cell>
          <table:table-cell/>
          <table:table-cell office:value-type="string" calcext:value-type="string">
            <text:p>e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ccc</text:p>
          </table:table-cell>
          <table:table-cell office:value-type="date" office:date-value="2025-08-02" calcext:value-type="date">
            <text:p>2025-08-02</text:p>
          </table:table-cell>
          <table:table-cell office:value-type="float" office:value="-1600" calcext:value-type="float">
            <text:p>-1600</text:p>
          </table:table-cell>
          <table:table-cell/>
          <table:table-cell office:value-type="string" calcext:value-type="string">
            <text:p>mccc</text:p>
          </table:table-cell>
          <table:table-cell office:value-type="string" calcext:value-type="string">
            <text:p>still held by ptp 2025-08-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grant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string" calcext:value-type="string">
            <text:p>still held by ptp 2025-05-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raphael pay phone rental</text:p>
          </table:table-cell>
          <table:table-cell office:value-type="date" office:date-value="2025-09-11" calcext:value-type="date">
            <text:p>2025-09-11</text:p>
          </table:table-cell>
          <table:table-cell office:value-type="float" office:value="-100" calcext:value-type="float">
            <text:p>-100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101:.C111])" office:value-type="float" office:value="-13682.08" calcext:value-type="float">
            <text:p>-13682.08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 table:formula="of:=SUM([.C97];[.C112])" office:value-type="float" office:value="-6178.71" calcext:value-type="float">
            <text:p>-6178.71</text:p>
          </table:table-cell>
          <table:table-cell table:number-columns-repeated="5"/>
        </table:table-row>
      </table:table>
      <table:table table:name="expenses-2026" table:style-name="ta1"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row table:style-name="ro2">
          <table:table-cell table:number-columns-repeated="4"/>
          <table:table-cell office:value-type="string" calcext:value-type="string">
            <text:p>funding source</text:p>
          </table:table-cell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ws</text:p>
          </table:table-cell>
          <table:table-cell table:style-name="ce28" office:value-type="date" office:date-value="2026-01-01" calcext:value-type="date">
            <text:p>2026-01-01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s</text:p>
          </table:table-cell>
          <table:table-cell table:style-name="ce28" office:value-type="date" office:date-value="2026-02-01" calcext:value-type="date">
            <text:p>2026-02-01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s</text:p>
          </table:table-cell>
          <table:table-cell table:style-name="ce28" office:value-type="date" office:date-value="2026-03-01" calcext:value-type="date">
            <text:p>2026-03-01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8" office:value-type="date" office:date-value="2026-01-01" calcext:value-type="date">
            <text:p>2026-01-01</text:p>
          </table:table-cell>
          <table:table-cell office:value-type="float" office:value="7.23" calcext:value-type="float">
            <text:p>7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8" office:value-type="date" office:date-value="2026-02-01" calcext:value-type="date">
            <text:p>2026-02-01</text:p>
          </table:table-cell>
          <table:table-cell office:value-type="float" office:value="7.23" calcext:value-type="float">
            <text:p>7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8" office:value-type="date" office:date-value="2026-03-01" calcext:value-type="date">
            <text:p>2026-03-01</text:p>
          </table:table-cell>
          <table:table-cell office:value-type="float" office:value="7.23" calcext:value-type="float">
            <text:p>7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jan</text:p>
          </table:table-cell>
          <table:table-cell office:value-type="string" calcext:value-type="string">
            <text:p>2026-01</text:p>
          </table:table-cell>
          <table:table-cell office:value-type="float" office:value="150.06" calcext:value-type="float">
            <text:p>15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feb</text:p>
          </table:table-cell>
          <table:table-cell office:value-type="string" calcext:value-type="string">
            <text:p>2026-02</text:p>
          </table:table-cell>
          <table:table-cell office:value-type="float" office:value="150.04" calcext:value-type="float">
            <text:p>150.04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d meyer sim</text:p>
          </table:table-cell>
          <table:table-cell table:style-name="ce28" office:value-type="date" office:date-value="2026-02-14" calcext:value-type="date">
            <text:p>2026-02-14</text:p>
          </table:table-cell>
          <table:table-cell office:value-type="float" office:value="19.99" calcext:value-type="float">
            <text:p>19.99</text:p>
          </table:table-cell>
          <table:table-cell/>
          <table:table-cell office:value-type="string" calcext:value-type="string">
            <text:p>racc</text:p>
          </table:table-cell>
        </table:table-row>
        <table:table-row table:style-name="ro2">
          <table:table-cell office:value-type="string" calcext:value-type="string">
            <text:p>cellular router</text:p>
          </table:table-cell>
          <table:table-cell table:style-name="ce28" office:value-type="date" office:date-value="2026-02-24" calcext:value-type="date">
            <text:p>2026-02-24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racc</text:p>
          </table:table-cell>
        </table:table-row>
        <table:table-row table:style-name="ro2">
          <table:table-cell office:value-type="string" calcext:value-type="string">
            <text:p>pacific cost sign – vinyl</text:p>
          </table:table-cell>
          <table:table-cell table:style-name="ce28" office:value-type="date" office:date-value="2026-02-26" calcext:value-type="date">
            <text:p>2026-02-26</text:p>
          </table:table-cell>
          <table:table-cell office:value-type="float" office:value="22.6" calcext:value-type="float">
            <text:p>22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– installation</text:p>
          </table:table-cell>
          <table:table-cell table:style-name="ce28" office:value-type="date" office:date-value="2026-01-14" calcext:value-type="date">
            <text:p>2026-01-14</text:p>
          </table:table-cell>
          <table:table-cell office:value-type="float" office:value="9.49" calcext:value-type="float">
            <text:p>9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ng – sim</text:p>
          </table:table-cell>
          <table:table-cell table:style-name="ce28" office:value-type="date" office:date-value="2026-03-05" calcext:value-type="date">
            <text:p>2026-03-05</text:p>
          </table:table-cell>
          <table:table-cell office:value-type="float" office:value="15.99" calcext:value-type="float">
            <text:p>15.99</text:p>
          </table:table-cell>
          <table:table-cell/>
          <table:table-cell office:value-type="string" calcext:value-type="string">
            <text:p>racc</text:p>
          </table:table-cell>
        </table:table-row>
        <table:table-row table:style-name="ro2">
          <table:table-cell office:value-type="string" calcext:value-type="string">
            <text:p>Tello – sim</text:p>
          </table:table-cell>
          <table:table-cell table:style-name="ce28" office:value-type="date" office:date-value="2026-03-11" calcext:value-type="date">
            <text:p>2026-03-11</text:p>
          </table:table-cell>
          <table:table-cell office:value-type="float" office:value="8.14" calcext:value-type="float">
            <text:p>8.14</text:p>
          </table:table-cell>
          <table:table-cell/>
          <table:table-cell office:value-type="string" calcext:value-type="string">
            <text:p>racc</text:p>
          </table:table-cell>
        </table:table-row>
        <table:table-row table:style-name="ro2">
          <table:table-cell office:value-type="string" calcext:value-type="string">
            <text:p>Oreilly – battery</text:p>
          </table:table-cell>
          <table:table-cell table:style-name="ce28" office:value-type="date" office:date-value="2026-03-16" calcext:value-type="date">
            <text:p>2026-03-16</text:p>
          </table:table-cell>
          <table:table-cell office:value-type="float" office:value="7.99" calcext:value-type="float">
            <text:p>7.99</text:p>
          </table:table-cell>
          <table:table-cell/>
          <table:table-cell office:value-type="string" calcext:value-type="string">
            <text:p>racc</text:p>
          </table:table-cell>
        </table:table-row>
        <table:table-row table:style-name="ro2">
          <table:table-cell office:value-type="string" calcext:value-type="string">
            <text:p>sim</text:p>
          </table:table-cell>
          <table:table-cell table:style-name="ce28" office:value-type="date" office:date-value="2026-03-16" calcext:value-type="date">
            <text:p>2026-03-16</text:p>
          </table:table-cell>
          <table:table-cell office:value-type="float" office:value="9.88" calcext:value-type="float">
            <text:p>9.88</text:p>
          </table:table-cell>
          <table:table-cell/>
          <table:table-cell office:value-type="string" calcext:value-type="string">
            <text:p>racc</text:p>
          </table:table-cell>
        </table:table-row>
        <table:table-row table:style-name="ro2">
          <table:table-cell office:value-type="string" calcext:value-type="string">
            <text:p>true value electrical hardware</text:p>
          </table:table-cell>
          <table:table-cell table:style-name="ce28" office:value-type="date" office:date-value="2026-03-30" calcext:value-type="date">
            <text:p>2026-03-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– installation</text:p>
          </table:table-cell>
          <table:table-cell table:style-name="ce28" office:value-type="date" office:date-value="2026-03-31" calcext:value-type="date">
            <text:p>2026-03-31</text:p>
          </table:table-cell>
          <table:table-cell office:value-type="float" office:value="31.01" calcext:value-type="float">
            <text:p>31.01</text:p>
          </table:table-cell>
          <table:table-cell table:number-columns-repeated="2"/>
        </table:table-row>
        <table:table-row table:style-name="ro2" table:number-rows-repeated="4">
          <table:table-cell/>
          <table:table-cell table:style-name="ce28"/>
          <table:table-cell table:number-columns-repeated="3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 uplift 2026</text:p>
          </table:table-cell>
          <table:table-cell table:style-name="ce28" office:value-type="date" office:date-value="2026-02-17" calcext:value-type="date">
            <text:p>2026-02-17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string" calcext:value-type="string">
            <text:p>se uplift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outreach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formula="of:=SUM([.C1:.C41])" office:value-type="float" office:value="800.7" calcext:value-type="float">
            <text:p>800.7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table:style-name="ce28" office:value-type="date" office:date-value="2026-01-16" calcext:value-type="date">
            <text:p>2026-01-16</text:p>
          </table:table-cell>
          <table:table-cell office:value-type="float" office:value="-16.9" calcext:value-type="float">
            <text:p>-16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 uplift 2026</text:p>
          </table:table-cell>
          <table:table-cell table:style-name="ce28" office:value-type="date" office:date-value="2026-02-17" calcext:value-type="date">
            <text:p>2026-02-17</text:p>
          </table:table-cell>
          <table:table-cell office:value-type="float" office:value="-924" calcext:value-type="float">
            <text:p>-924</text:p>
          </table:table-cell>
          <table:table-cell/>
          <table:table-cell office:value-type="string" calcext:value-type="string">
            <text:p>se uplift, still held by ptp 2026-02-17</text:p>
          </table:table-cell>
        </table:table-row>
        <table:table-row table:style-name="ro2">
          <table:table-cell office:value-type="string" calcext:value-type="string">
            <text:p>racc pap 2026</text:p>
          </table:table-cell>
          <table:table-cell table:style-name="ce28" office:value-type="date" office:date-value="2026-03-04" calcext:value-type="date">
            <text:p>2026-03-04</text:p>
          </table:table-cell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racc pap 2026, still held by ptp 2026-03-04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45:.C47])" office:value-type="float" office:value="-3940.9" calcext:value-type="float">
            <text:p>-3940.9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42];[.C49])" office:value-type="float" office:value="-3140.2" calcext:value-type="float">
            <text:p>-3140.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2">00/00/0000</text:date>, <text:time style:data-style-name="N2" text:time-value="09:27:32.0566738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2T09:29:53.440242813</dc:date>
    <meta:editing-duration>P7DT19H38M41S</meta:editing-duration>
    <meta:editing-cycles>769</meta:editing-cycles>
    <meta:generator>LibreOffice/26.2.0.3$Linux_X86_64 LibreOffice_project/620$Build-3</meta:generator>
    <meta:document-statistic meta:table-count="12" meta:cell-count="2792" meta:object-count="0"/>
  </office:meta>
</office:document-meta>
</file>